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4.524cm"/>
    </style:style>
    <style:style style:name="co3" style:family="table-column">
      <style:table-column-properties fo:break-before="auto" style:column-width="9.813cm"/>
    </style:style>
    <style:style style:name="co4" style:family="table-column">
      <style:table-column-properties fo:break-before="auto" style:column-width="28.875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unided_criter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oolkit_id</text:p>
          </table:table-cell>
          <table:table-cell table:style-name="ce1" office:value-type="string" calcext:value-type="string">
            <text:p>principle_title</text:p>
          </table:table-cell>
          <table:table-cell table:style-name="ce1" office:value-type="string" calcext:value-type="string">
            <text:p>group_title</text:p>
          </table:table-cell>
          <table:table-cell office:value-type="string" calcext:value-type="string">
            <text:p>criterion_title</text:p>
          </table:table-cell>
          <table:table-cell office:value-type="string" calcext:value-type="string">
            <text:p>scenarios</text:p>
          </table:table-cell>
          <table:table-cell office:value-type="string" calcext:value-type="string">
            <text:p>tool_version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RINCIPLES SETTING THE CONTEXT FOR EU ACTIONS ON INTEROPERABILITY</text:p>
          </table:table-cell>
          <table:table-cell office:value-type="string" calcext:value-type="string">
            <text:p>SUBSIDIARITY AND PROPORTIONALITY</text:p>
          </table:table-cell>
          <table:table-cell office:value-type="string" calcext:value-type="string">
            <text:p>The specification has been included in a national catalogue from a Member State whose NIF is fully aligned with at least 4 out of 5 sections of the EIF according to NIFO factsheet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facilitates the publication of public data as open data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All stakeholders have the opportunity to contribute to the development of the specification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A public review is part of the decision-making proces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is available for everyone to stud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is licensed on a (F)RAND basi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is licensed on a royalty-free basi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is sufficiently mature for its use in the development of products and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has sufficient market acceptance for its use in the development of products and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fosters the creation of innovative solution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The specification has a strong support from at least one developer communit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The specification fosters the visibility of administrative rules, data, services and decision-making of a public administr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The specification fosters the comprehensibility of administrative rules, data, services and decision-making of a public administr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The specification helps to ensure the availability of interfaces with internal information systems of a public administr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REUSABILITY</text:p>
          </table:table-cell>
          <table:table-cell office:value-type="string" calcext:value-type="string">
            <text:p>The specification is reusable beyond the domain for which it was originally developed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REUSABILITY</text:p>
          </table:table-cell>
          <table:table-cell office:value-type="string" calcext:value-type="string">
            <text:p>The specification has been made available for its reuse by the organisations, administrations, open communities, etc. that developed it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REUSABILITY</text:p>
          </table:table-cell>
          <table:table-cell office:value-type="string" calcext:value-type="string">
            <text:p>The specification is available for free on at least one national or European platform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ECHNOLOGICAL NEUTRALITY AND DATA PORTABILITY</text:p>
          </table:table-cell>
          <table:table-cell office:value-type="string" calcext:value-type="string">
            <text:p>The specification is independent of any specific technology and/or platform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ECHNOLOGICAL NEUTRALITY AND DATA PORTABILITY</text:p>
          </table:table-cell>
          <table:table-cell office:value-type="string" calcext:value-type="string">
            <text:p>The specification is proportionate to the needs of its users (citizens, businesses or administrations)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CORE INTEROPERABILITY PRINCIPLES</text:p>
          </table:table-cell>
          <table:table-cell office:value-type="string" calcext:value-type="string">
            <text:p>TECHNOLOGICAL NEUTRALITY AND DATA PORTABILITY</text:p>
          </table:table-cell>
          <table:table-cell office:value-type="string" calcext:value-type="string">
            <text:p>The specification fosters data portability between systems and applications supporting the implementation and evolution of European public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PRINCIPLES RELATED TO GENERIC USER NEEDS AND EXPECTATIONS</text:p>
          </table:table-cell>
          <table:table-cell office:value-type="string" calcext:value-type="string">
            <text:p>USER-CENTRICITY</text:p>
          </table:table-cell>
          <table:table-cell office:value-type="string" calcext:value-type="string">
            <text:p>The specification eases the implementation of the once-only principle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PRINCIPLES RELATED TO GENERIC USER NEEDS AND EXPECTATIONS</text:p>
          </table:table-cell>
          <table:table-cell office:value-type="string" calcext:value-type="string">
            <text:p>INCLUSION AND ACCESSIBILITY</text:p>
          </table:table-cell>
          <table:table-cell office:value-type="string" calcext:value-type="string">
            <text:p>The specification fosters e-accessibilit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PRINCIPLES RELATED TO GENERIC USER NEEDS AND EXPECTATIONS</text:p>
          </table:table-cell>
          <table:table-cell office:value-type="string" calcext:value-type="string">
            <text:p>SECURITY AND PRIVACY</text:p>
          </table:table-cell>
          <table:table-cell office:value-type="string" calcext:value-type="string">
            <text:p>The specification fosters the secure and trustworthy data exchange between citizens and businesses, and public administration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PRINCIPLES RELATED TO GENERIC USER NEEDS AND EXPECTATIONS</text:p>
          </table:table-cell>
          <table:table-cell office:value-type="string" calcext:value-type="string">
            <text:p>MULTILINGUALISM</text:p>
          </table:table-cell>
          <table:table-cell office:value-type="string" calcext:value-type="string">
            <text:p>The specification fosters the delivery of multilingual European public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FOUNDATION PRINCIPLES FOR COOPERATION AMONG PUBLIC ADMINISTRATIONS</text:p>
          </table:table-cell>
          <table:table-cell office:value-type="string" calcext:value-type="string">
            <text:p>ADMINISTRATIVE SIMPLIFICATION</text:p>
          </table:table-cell>
          <table:table-cell office:value-type="string" calcext:value-type="string">
            <text:p>The adoption of the specification reduces the administrative burde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FOUNDATION PRINCIPLES FOR COOPERATION AMONG PUBLIC ADMINISTRATIONS</text:p>
          </table:table-cell>
          <table:table-cell office:value-type="string" calcext:value-type="string">
            <text:p>PRESERVATION OF INFORMATION</text:p>
          </table:table-cell>
          <table:table-cell office:value-type="string" calcext:value-type="string">
            <text:p>The specification fosters the long-term preservation of electronic records and other kinds of inform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FOUNDATION PRINCIPLES FOR COOPERATION AMONG PUBLIC ADMINISTRATIONS</text:p>
          </table:table-cell>
          <table:table-cell office:value-type="string" calcext:value-type="string">
            <text:p>ASSESSMENT OF EFFECTIVENESS AND EFFICIENCY</text:p>
          </table:table-cell>
          <table:table-cell office:value-type="string" calcext:value-type="string">
            <text:p>There are already existing studies or documentation assessing the specification in terms of effectiveness and efficienc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can be mapped to the European Interoperability Reference Architecture (EIRA)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29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Mechanisms to assess conformity of the implementations of the specification (e.g. conformity tests, certifications) are available for free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is recommended by an EU Member State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has been selected for its use in an EU cross-border project or initiative after agreed identification and assessment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2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is included in a catalogue of standards at national level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3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ROPERABILITY GOVERNANCE</text:p>
          </table:table-cell>
          <table:table-cell office:value-type="string" calcext:value-type="string">
            <text:p>The specification is included in a catalogue of standards at EU level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4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INTEGRATED PUBLIC SERVICE GOVERNANCE</text:p>
          </table:table-cell>
          <table:table-cell office:value-type="string" calcext:value-type="string">
            <text:p>The specification is included in an interoperability agreement established between organisations involved in European public service provis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5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LEGAL INTEROPERABILITY</text:p>
          </table:table-cell>
          <table:table-cell office:value-type="string" calcext:value-type="string">
            <text:p>The specification is compliant with a European standardisation regulation (e.g. regulation 1025/2012 on European standardisation)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6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ORGANISATIONAL INTEROPERABILITY</text:p>
          </table:table-cell>
          <table:table-cell office:value-type="string" calcext:value-type="string">
            <text:p>The specification is a commonly accepted business process modelling specification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7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ORGANISATIONAL INTEROPERABILITY</text:p>
          </table:table-cell>
          <table:table-cell office:value-type="string" calcext:value-type="string">
            <text:p>The specification defines organisational interoperability aspects (e.g. skills, language, etc.)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8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SEMANTIC INTEROPERABILITY</text:p>
          </table:table-cell>
          <table:table-cell office:value-type="string" calcext:value-type="string">
            <text:p>The specification defines a cross-sector reusable data model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39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SEMANTIC INTEROPERABILITY</text:p>
          </table:table-cell>
          <table:table-cell office:value-type="string" calcext:value-type="string">
            <text:p>The specification fosters the publication of data as Linked Open Data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/>
        </table:table-row>
        <table:table-row table:style-name="ro1">
          <table:table-cell office:value-type="string" calcext:value-type="string">
            <text:p>A40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facilitates the publication of public data as open data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2</text:p>
          </table:table-cell>
        </table:table-row>
        <table:table-row table:style-name="ro1">
          <table:table-cell office:value-type="string" calcext:value-type="string">
            <text:p>A41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All stakeholders have the opportunity to contribute to the development of the specification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3</text:p>
          </table:table-cell>
        </table:table-row>
        <table:table-row table:style-name="ro1">
          <table:table-cell office:value-type="string" calcext:value-type="string">
            <text:p>A42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A public review is part of the decision-making proces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4</text:p>
          </table:table-cell>
        </table:table-row>
        <table:table-row table:style-name="ro1">
          <table:table-cell office:value-type="string" calcext:value-type="string">
            <text:p>A43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is available for everyone to study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5</text:p>
          </table:table-cell>
        </table:table-row>
        <table:table-row table:style-name="ro1">
          <table:table-cell office:value-type="string" calcext:value-type="string">
            <text:p>A44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is licensed on a (F)RAND basi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6</text:p>
          </table:table-cell>
        </table:table-row>
        <table:table-row table:style-name="ro1">
          <table:table-cell office:value-type="string" calcext:value-type="string">
            <text:p>A45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is licensed on a royalty-free basi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7</text:p>
          </table:table-cell>
        </table:table-row>
        <table:table-row table:style-name="ro1">
          <table:table-cell office:value-type="string" calcext:value-type="string">
            <text:p>A46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is sufficiently mature for its use in the development of products and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8</text:p>
          </table:table-cell>
        </table:table-row>
        <table:table-row table:style-name="ro1">
          <table:table-cell office:value-type="string" calcext:value-type="string">
            <text:p>A47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has sufficient market acceptance for its use in the development of products and service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9</text:p>
          </table:table-cell>
        </table:table-row>
        <table:table-row table:style-name="ro1">
          <table:table-cell office:value-type="string" calcext:value-type="string">
            <text:p>A48</text:p>
          </table:table-cell>
          <table:table-cell office:value-type="string" calcext:value-type="string">
            <text:p>INTEROPERABILITY LAYERS</text:p>
          </table:table-cell>
          <table:table-cell office:value-type="string" calcext:value-type="string">
            <text:p>TECHNICAL INTEROPERABILITY</text:p>
          </table:table-cell>
          <table:table-cell office:value-type="string" calcext:value-type="string">
            <text:p>The specification fosters the creation of innovative solutions.</text:p>
          </table:table-cell>
          <table:table-cell office:value-type="string" calcext:value-type="string">
            <text:p>EIF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sameAs <text:s/>A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3T14:19:42.110194336</dc:date>
    <meta:editing-duration>PT35M20S</meta:editing-duration>
    <meta:editing-cycles>2</meta:editing-cycles>
    <meta:generator>LibreOffice/6.4.6.2$Linux_X86_64 LibreOffice_project/40$Build-2</meta:generator>
    <meta:document-statistic meta:table-count="1" meta:cell-count="304" meta:object-count="0"/>
  </office:meta>
</office:document-meta>
</file>